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list-style-name="LFO1" style:family="paragraph">
      <style:text-properties fo:font-size="16pt" style:font-size-asian="16pt" style:font-size-complex="16pt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Normal" style:list-style-name="LFO1" style:family="paragraph">
      <style:text-properties fo:font-size="16pt" style:font-size-asian="16pt" style:font-size-complex="16pt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P2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P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list-style-name="LFO2" style:family="paragraph">
      <style:text-properties fo:font-size="16pt" style:font-size-asian="16pt" style:font-size-complex="16pt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P32" style:parent-style-name="Normal" style:list-style-name="LFO2" style:family="paragraph">
      <style:text-properties fo:font-size="16pt" style:font-size-asian="16pt" style:font-size-complex="16pt"/>
    </style:style>
    <style:style style:name="P3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4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fo:font-size="16pt" style:font-size-asian="16pt" style:font-size-complex="16pt" fo:background-color="#FFFF00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P39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41" style:parent-style-name="DefaultParagraphFont" style:family="text">
      <style:text-properties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 fo:background-color="#FFFF00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P44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size="16pt" style:font-size-asian="16pt" style:font-size-complex="16pt" fo:background-color="#FFFF00"/>
    </style:style>
    <style:style style:name="P48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0" style:parent-style-name="DefaultParagraphFont" style:family="text">
      <style:text-properties fo:font-size="16pt" style:font-size-asian="16pt" style:font-size-complex="16pt"/>
    </style:style>
    <style:style style:name="P51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3" style:parent-style-name="DefaultParagraphFont" style:family="text">
      <style:text-properties fo:font-size="16pt" style:font-size-asian="16pt" style:font-size-complex="16pt"/>
    </style:style>
    <style:style style:name="P54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P57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58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9" style:parent-style-name="DefaultParagraphFont" style:family="text">
      <style:text-properties fo:font-size="16pt" style:font-size-asian="16pt" style:font-size-complex="16pt" fo:background-color="#FFFF00"/>
    </style:style>
    <style:style style:name="T60" style:parent-style-name="DefaultParagraphFont" style:family="text">
      <style:text-properties fo:font-size="16pt" style:font-size-asian="16pt" style:font-size-complex="16pt"/>
    </style:style>
    <style:style style:name="P61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P64" style:parent-style-name="Normal" style:list-style-name="LFO3" style:family="paragraph">
      <style:paragraph-properties>
        <style:tab-stops>
          <style:tab-stop style:type="left" style:position="-1.4312in"/>
          <style:tab-stop style:type="left" style:position="-1.2875in"/>
        </style:tab-stops>
      </style:paragraph-properties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P6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6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P7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4" style:parent-style-name="Normal" style:list-style-name="LFO4" style:family="paragraph"/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P78" style:parent-style-name="Normal" style:list-style-name="LFO4" style:family="paragraph">
      <style:text-properties fo:font-size="16pt" style:font-size-asian="16pt" style:font-size-complex="16pt"/>
    </style:style>
    <style:style style:name="P79" style:parent-style-name="Normal" style:family="paragraph">
      <style:paragraph-properties fo:margin-left="0.25in">
        <style:tab-stops/>
      </style:paragraph-properties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P85" style:parent-style-name="Normal" style:family="paragraph">
      <style:paragraph-properties fo:margin-left="0.25in">
        <style:tab-stops/>
      </style:paragraph-properties>
    </style:style>
    <style:style style:name="T86" style:parent-style-name="DefaultParagraphFont" style:family="text">
      <style:text-properties fo:font-size="16pt" style:font-size-asian="16pt" style:font-size-complex="16pt"/>
    </style:style>
    <style:style style:name="P8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88" style:parent-style-name="Normal" style:family="paragraph">
      <style:paragraph-properties fo:margin-left="0.25in">
        <style:tab-stops/>
      </style:paragraph-properties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P9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3" style:parent-style-name="Normal" style:list-style-name="LFO5" style:family="paragraph">
      <style:text-properties fo:font-size="16pt" style:font-size-asian="16pt" style:font-size-complex="16pt"/>
    </style:style>
    <style:style style:name="P94" style:parent-style-name="Normal" style:list-style-name="LFO5" style:family="paragraph"/>
    <style:style style:name="T95" style:parent-style-name="DefaultParagraphFont" style:family="text">
      <style:text-properties fo:font-size="16pt" style:font-size-asian="16pt" style:font-size-complex="16pt"/>
    </style:style>
    <style:style style:name="T9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P98" style:parent-style-name="Normal" style:list-style-name="LFO5" style:family="paragraph">
      <style:text-properties fo:font-size="16pt" style:font-size-asian="16pt" style:font-size-complex="16pt"/>
    </style:style>
    <style:style style:name="P9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0" style:parent-style-name="Normal" style:list-style-name="LFO6" style:family="paragraph"/>
    <style:style style:name="T1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P103" style:parent-style-name="Normal" style:list-style-name="LFO6" style:family="paragraph"/>
    <style:style style:name="T1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5" style:parent-style-name="DefaultParagraphFont" style:family="text">
      <style:text-properties fo:font-size="16pt" style:font-size-asian="16pt" style:font-size-complex="16pt"/>
    </style:style>
    <style:style style:name="P106" style:parent-style-name="Normal" style:list-style-name="LFO6" style:family="paragraph"/>
    <style:style style:name="T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8" style:parent-style-name="DefaultParagraphFont" style:family="text">
      <style:text-properties fo:font-size="16pt" style:font-size-asian="16pt" style:font-size-complex="16pt"/>
    </style:style>
    <style:style style:name="P109" style:parent-style-name="Normal" style:list-style-name="LFO6" style:family="paragraph"/>
    <style:style style:name="T1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P112" style:parent-style-name="Normal" style:list-style-name="LFO6" style:family="paragraph"/>
    <style:style style:name="T1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P115" style:parent-style-name="Normal" style:list-style-name="LFO6" style:family="paragraph"/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P118" style:parent-style-name="Normal" style:list-style-name="LFO6" style:family="paragraph"/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P121" style:parent-style-name="Normal" style:list-style-name="LFO6" style:family="paragraph"/>
    <style:style style:name="T1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3" style:parent-style-name="DefaultParagraphFont" style:family="text">
      <style:text-properties fo:font-size="16pt" style:font-size-asian="16pt" style:font-size-complex="16pt"/>
    </style:style>
    <style:style style:name="P124" style:parent-style-name="Normal" style:list-style-name="LFO6" style:family="paragraph"/>
    <style:style style:name="T1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P12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2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 fo:language="en" fo:country="US"/>
    </style:style>
    <style:style style:name="P131" style:parent-style-name="Normal" style:family="paragraph">
      <style:paragraph-properties fo:margin-left="0.25in">
        <style:tab-stops/>
      </style:paragraph-properties>
    </style:style>
    <style:style style:name="T132" style:parent-style-name="DefaultParagraphFont" style:family="text">
      <style:text-properties fo:font-size="16pt" style:font-size-asian="16pt" style:font-size-complex="16pt" fo:language="en" fo:country="US"/>
    </style:style>
    <style:style style:name="T133" style:parent-style-name="DefaultParagraphFont" style:family="text">
      <style:text-properties fo:font-size="16pt" style:font-size-asian="16pt" style:font-size-complex="16pt"/>
    </style:style>
    <style:style style:name="P13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7" style:parent-style-name="Normal" style:family="paragraph">
      <style:paragraph-properties fo:margin-left="0.25in">
        <style:tab-stops/>
      </style:paragraph-properties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P13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0" style:parent-style-name="Normal" style:family="paragraph">
      <style:paragraph-properties fo:margin-left="0.25in">
        <style:tab-stops/>
      </style:paragraph-properties>
    </style:style>
    <style:style style:name="T141" style:parent-style-name="DefaultParagraphFont" style:family="text">
      <style:text-properties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P14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" style:list-style-name="LFO7" style:family="paragraph"/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P149" style:parent-style-name="Normal" style:list-style-name="LFO7" style:family="paragraph">
      <style:text-properties fo:font-size="16pt" style:font-size-asian="16pt" style:font-size-complex="16pt"/>
    </style:style>
    <style:style style:name="P15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5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olumn153" style:family="table-column">
      <style:table-column-properties style:column-width="1.7138in"/>
    </style:style>
    <style:style style:name="TableColumn154" style:family="table-column">
      <style:table-column-properties style:column-width="2.5569in"/>
    </style:style>
    <style:style style:name="TableColumn155" style:family="table-column">
      <style:table-column-properties style:column-width="2.4222in"/>
    </style:style>
    <style:style style:name="Table152" style:family="table">
      <style:table-properties style:width="6.693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left="0.25in">
        <style:tab-stops/>
      </style:paragraph-properties>
    </style:style>
    <style:style style:name="T1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left="0.25in">
        <style:tab-stops/>
      </style:paragraph-properties>
    </style:style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margin-left="0.25in">
        <style:tab-stops/>
      </style:paragraph-properties>
    </style:style>
    <style:style style:name="T1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left="0.25in">
        <style:tab-stops/>
      </style:paragraph-properties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03" style:parent-style-name="Normal" style:family="paragraph">
      <style:paragraph-properties fo:margin-left="0.25in">
        <style:tab-stops/>
      </style:paragraph-properties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20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9" style:parent-style-name="DefaultParagraphFont" style:family="text">
      <style:text-properties fo:font-size="16pt" style:font-size-asian="16pt" style:font-size-complex="16pt"/>
    </style:style>
    <style:style style:name="T2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P212" style:parent-style-name="Normal" style:list-style-name="LFO8" style:family="paragraph">
      <style:text-properties fo:font-size="16pt" style:font-size-asian="16pt" style:font-size-complex="16pt"/>
    </style:style>
    <style:style style:name="P213" style:parent-style-name="Normal" style:list-style-name="LFO8" style:family="paragraph">
      <style:text-properties fo:font-size="16pt" style:font-size-asian="16pt" style:font-size-complex="16pt"/>
    </style:style>
    <style:style style:name="P214" style:parent-style-name="Normal" style:list-style-name="LFO8" style:family="paragraph">
      <style:text-properties fo:font-size="16pt" style:font-size-asian="16pt" style:font-size-complex="16pt"/>
    </style:style>
    <style:style style:name="P21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1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olumn218" style:family="table-column">
      <style:table-column-properties style:column-width="1.2833in"/>
    </style:style>
    <style:style style:name="TableColumn219" style:family="table-column">
      <style:table-column-properties style:column-width="1.4152in"/>
    </style:style>
    <style:style style:name="TableColumn220" style:family="table-column">
      <style:table-column-properties style:column-width="1.252in"/>
    </style:style>
    <style:style style:name="TableColumn221" style:family="table-column">
      <style:table-column-properties style:column-width="2.7423in"/>
    </style:style>
    <style:style style:name="Table217" style:family="table">
      <style:table-properties style:width="6.693in" fo:margin-left="0in" table:align="left"/>
    </style:style>
    <style:style style:name="TableRow222" style:family="table-row">
      <style:table-row-properties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240" style:family="table-row">
      <style:table-row-properties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249" style:family="table-row">
      <style:table-row-properties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5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5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1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3" style:parent-style-name="Normal" style:family="paragraph">
      <style:text-properties fo:font-size="24pt" style:font-size-asian="24pt" style:font-size-complex="24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PHP</text:p>
      <text:p text:style-name="P2">1. Variabili Superglobali</text:p>
      <text:p text:style-name="Normal"><text:span text:style-name="T3">Le variabili superglobali sono variabili<text:s/></text:span><text:span text:style-name="T4">predefinite</text:span><text:span text:style-name="T5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6">Caratteristiche principali delle Superglobali:</text:p>
      <text:list text:style-name="LFO1" text:continue-numbering="true">
        <text:list-item>
          <text:p text:style-name="P7">Sono disponibili ovunque: dentro e fuori dalle funzioni, senza bisogno di global.</text:p>
        </text:list-item>
        <text:list-item>
          <text:p text:style-name="P8"><text:span text:style-name="T9">Sono<text:s/></text:span><text:span text:style-name="T10">array associativi</text:span><text:span text:style-name="T11">.</text:span></text:p>
        </text:list-item>
        <text:list-item>
          <text:p text:style-name="P12">Contengono dati specifici che PHP raccoglie automaticamente.</text:p>
        </text:list-item>
      </text:list>
      <text:p text:style-name="P13"><text:span text:style-name="T14">Le<text:s/></text:span><text:span text:style-name="T15">variabili superglobali</text:span><text:span text:style-name="T16"><text:s/>e le<text:s/></text:span><text:span text:style-name="T17">variabili globali</text:span><text:span text:style-name="T18"><text:s/>sono due categorie di variabili in PHP, ma hanno comportamenti e scopi diversi rispetto alle variabili locali o quelle di altri tipi. Vediamo cosa sono e le differenze principali:</text:span></text:p>
      <text:p text:style-name="P19"><text:span text:style-name="T20"><draw:custom-shape svg:x="0in" svg:y="0in" svg:width="45.51042in" svg:height="0.00139in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21">1. Variabili Superglobali</text:p>
      <text:p text:style-name="P22"><text:span text:style-name="T23">Le variabili superglobali sono variabili<text:s/></text:span><text:span text:style-name="T24">predefinite</text:span><text:span text:style-name="T25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26">Caratteristiche principali delle Superglobali:</text:p>
      <text:list text:style-name="LFO2" text:continue-numbering="true">
        <text:list-item>
          <text:p text:style-name="P27">Sono disponibili ovunque: dentro e fuori dalle funzioni, senza bisogno di global.</text:p>
        </text:list-item>
        <text:list-item>
          <text:p text:style-name="P28"><text:span text:style-name="T29">Sono<text:s/></text:span><text:span text:style-name="T30">array associativi</text:span><text:span text:style-name="T31">.</text:span></text:p>
        </text:list-item>
        <text:list-item>
          <text:p text:style-name="P32">Contengono dati specifici che PHP raccoglie automaticamente.</text:p>
        </text:list-item>
      </text:list>
      <text:p text:style-name="P33">Esempi principali di superglobali:</text:p>
      <text:soft-page-break/>
      <text:list text:style-name="LFO3" text:continue-numbering="true">
        <text:list-item>
          <text:p text:style-name="P34"><text:span text:style-name="T35">$_POST</text:span><text:span text:style-name="T36">: Dati inviati tramite<text:s/></text:span><text:span text:style-name="T37">metodo POST</text:span><text:span text:style-name="T38">(HTTP) da un modulo HTML.</text:span></text:p>
        </text:list-item>
        <text:list-item>
          <text:p text:style-name="P39"><text:span text:style-name="T40">$_GET</text:span><text:span text:style-name="T41">: Dati inviati tramite metodo GET (es.<text:s/></text:span><text:span text:style-name="T42">parametri nell'URL</text:span><text:span text:style-name="T43">).</text:span></text:p>
        </text:list-item>
        <text:list-item>
          <text:p text:style-name="P44"><text:span text:style-name="T45">$_REQUEST</text:span><text:span text:style-name="T46">: Contiene una combinazione di dati<text:s/></text:span><text:span text:style-name="T47">$_GET, $_POST e $_COOKIE.</text:span></text:p>
        </text:list-item>
        <text:list-item>
          <text:p text:style-name="P48"><text:span text:style-name="T49">$_SESSION</text:span><text:span text:style-name="T50">: Variabili della sessione utente corrente.</text:span></text:p>
        </text:list-item>
        <text:list-item>
          <text:p text:style-name="P51"><text:span text:style-name="T52">$_COOKIE</text:span><text:span text:style-name="T53">: Dati salvati nei cookie.</text:span></text:p>
        </text:list-item>
        <text:list-item>
          <text:p text:style-name="P54"><text:span text:style-name="T55">$_SERVER</text:span><text:span text:style-name="T56">: Informazioni sul server e sulla richiesta HTTP.</text:span></text:p>
        </text:list-item>
        <text:list-item>
          <text:p text:style-name="P57"><text:span text:style-name="T58">$_FILES</text:span><text:span text:style-name="T59">:</text:span><text:span text:style-name="T60"><text:s/>Dati relativi ai file caricati via modulo.</text:span></text:p>
        </text:list-item>
        <text:list-item>
          <text:p text:style-name="P61"><text:span text:style-name="T62">$_ENV</text:span><text:span text:style-name="T63">: Variabili di ambiente definite sul server.</text:span></text:p>
        </text:list-item>
        <text:list-item>
          <text:p text:style-name="P64"><text:span text:style-name="T65">$GLOBALS</text:span><text:span text:style-name="T66">: Contiene tutte le variabili globali del programma.</text:span></text:p>
        </text:list-item>
      </text:list>
      <text:p text:style-name="P67"/>
      <text:p text:style-name="P68">2. Variabili Globali</text:p>
      <text:p text:style-name="P69"><text:span text:style-name="T70">Le variabili globali sono variabili definite<text:s/></text:span><text:span text:style-name="T71">al di fuori di una funzione</text:span><text:span text:style-name="T72">, ma che possono essere rese accessibili all'interno delle funzioni utilizzando la parola chiave global.</text:span></text:p>
      <text:p text:style-name="P73">Caratteristiche principali delle Globali:</text:p>
      <text:list text:style-name="LFO4" text:continue-numbering="true">
        <text:list-item>
          <text:p text:style-name="P74"><text:span text:style-name="T75">Sono definite nello<text:s/></text:span><text:span text:style-name="T76">scope globale</text:span><text:span text:style-name="T77"><text:s/>(al di fuori di una funzione o classe).</text:span></text:p>
        </text:list-item>
        <text:list-item>
          <text:p text:style-name="P78">Per accedere a una variabile globale dentro una funzione, devi dichiararla esplicitamente con global.</text:p>
        </text:list-item>
      </text:list>
      <text:p text:style-name="P79"><text:span text:style-name="T80">Le<text:s/></text:span><text:span text:style-name="T81">variabili superglobali</text:span><text:span text:style-name="T82"><text:s/>e le<text:s/></text:span><text:span text:style-name="T83">variabili globali</text:span><text:span text:style-name="T84"><text:s/>sono due categorie di variabili in PHP, ma hanno comportamenti e scopi diversi rispetto alle variabili locali o quelle di altri tipi. Vediamo cosa sono e le differenze principali:</text:span></text:p>
      <text:p text:style-name="P85"><text:span text:style-name="T86"><draw:custom-shape svg:x="0in" svg:y="0in" svg:width="45.51042in" svg:height="0.00139in" draw:id="id1" draw:style-name="a1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P87">1. Variabili Superglobali</text:p>
      <text:soft-page-break/>
      <text:p text:style-name="P88"><text:span text:style-name="T89">Le variabili superglobali sono variabili<text:s/></text:span><text:span text:style-name="T90">predefinite</text:span><text:span text:style-name="T91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92">Caratteristiche principali delle Superglobali:</text:p>
      <text:list text:style-name="LFO5" text:continue-numbering="true">
        <text:list-item>
          <text:p text:style-name="P93">Sono disponibili ovunque: dentro e fuori dalle funzioni, senza bisogno di global.</text:p>
        </text:list-item>
        <text:list-item>
          <text:p text:style-name="P94"><text:span text:style-name="T95">Sono<text:s/></text:span><text:span text:style-name="T96">array associativi</text:span><text:span text:style-name="T97">.</text:span></text:p>
        </text:list-item>
        <text:list-item>
          <text:p text:style-name="P98">Contengono dati specifici che PHP raccoglie automaticamente.</text:p>
        </text:list-item>
      </text:list>
      <text:p text:style-name="P99">Esempi principali di superglobali:</text:p>
      <text:list text:style-name="LFO6" text:continue-numbering="true">
        <text:list-item>
          <text:p text:style-name="P100"><text:span text:style-name="T101">$_POST</text:span><text:span text:style-name="T102">: Dati inviati tramite metodo POST da un modulo HTML.</text:span></text:p>
        </text:list-item>
        <text:list-item>
          <text:p text:style-name="P103"><text:span text:style-name="T104">$_GET</text:span><text:span text:style-name="T105">: Dati inviati tramite metodo GET (es. parametri nell'URL).</text:span></text:p>
        </text:list-item>
        <text:list-item>
          <text:p text:style-name="P106"><text:span text:style-name="T107">$_REQUEST</text:span><text:span text:style-name="T108">: Contiene una combinazione di dati $_GET, $_POST e $_COOKIE.</text:span></text:p>
        </text:list-item>
        <text:list-item>
          <text:p text:style-name="P109"><text:span text:style-name="T110">$_SESSION</text:span><text:span text:style-name="T111">: Variabili della sessione utente corrente.</text:span></text:p>
        </text:list-item>
        <text:list-item>
          <text:p text:style-name="P112"><text:span text:style-name="T113">$_COOKIE</text:span><text:span text:style-name="T114">: Dati salvati nei cookie.</text:span></text:p>
        </text:list-item>
        <text:list-item>
          <text:p text:style-name="P115"><text:span text:style-name="T116">$_SERVER</text:span><text:span text:style-name="T117">: Informazioni sul server e sulla richiesta HTTP.</text:span></text:p>
        </text:list-item>
        <text:list-item>
          <text:p text:style-name="P118"><text:span text:style-name="T119">$_FILES</text:span><text:span text:style-name="T120">: Dati relativi ai file caricati via modulo.</text:span></text:p>
        </text:list-item>
        <text:list-item>
          <text:p text:style-name="P121"><text:span text:style-name="T122">$_ENV</text:span><text:span text:style-name="T123">: Variabili di ambiente definite sul server.</text:span></text:p>
        </text:list-item>
        <text:list-item>
          <text:p text:style-name="P124"><text:span text:style-name="T125">$GLOBALS</text:span><text:span text:style-name="T126">: Contiene tutte le variabili globali del programma.</text:span></text:p>
        </text:list-item>
      </text:list>
      <text:p text:style-name="P127">Esempio con $_POST:</text:p>
      <text:p text:style-name="P128">php</text:p>
      <text:p text:style-name="P129">Copia codice</text:p>
      <text:p text:style-name="P130">if ($_SERVER['REQUEST_METHOD'] == 'POST') {</text:p>
      <text:p text:style-name="P131"><text:span text:style-name="T132"><text:s text:c="4"/></text:span><text:span text:style-name="T133">$nome = $_POST['nome'];</text:span></text:p>
      <text:p text:style-name="P134"><text:s text:c="4"/>echo "Ciao, $nome!";</text:p>
      <text:soft-page-break/>
      <text:p text:style-name="P135">}</text:p>
      <text:p text:style-name="P136">Se invii un modulo HTML con un campo chiamato nome, i dati saranno accessibili tramite $_POST.</text:p>
      <text:p text:style-name="P137"><text:span text:style-name="T138"><draw:custom-shape svg:x="0in" svg:y="0in" svg:width="45.51042in" svg:height="0.00139in" draw:id="id2" draw:style-name="a2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P139">2. Variabili Globali</text:p>
      <text:p text:style-name="P140"><text:span text:style-name="T141">Le variabili globali sono variabili definite<text:s/></text:span><text:span text:style-name="T142">al di fuori di una funzione</text:span><text:span text:style-name="T143">, ma che possono essere rese accessibili all'interno delle funzioni utilizzando la parola chiave global.</text:span></text:p>
      <text:p text:style-name="P144">Caratteristiche principali delle Globali:</text:p>
      <text:list text:style-name="LFO7" text:continue-numbering="true">
        <text:list-item>
          <text:p text:style-name="P145"><text:span text:style-name="T146">Sono definite nello<text:s/></text:span><text:span text:style-name="T147">scope globale</text:span><text:span text:style-name="T148"><text:s/>(al di fuori di una funzione o classe).</text:span></text:p>
        </text:list-item>
        <text:list-item>
          <text:p text:style-name="P149">Per accedere a una variabile globale dentro una funzione, devi dichiararla esplicitamente con global.</text:p>
        </text:list-item>
      </text:list>
      <text:p text:style-name="P150"/>
      <text:p text:style-name="P151">3. Differenze tra Variabili Superglobali e Globali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>
              <text:p text:style-name="P158">Caratteristica</text:p>
            </table:table-cell>
            <table:table-cell table:style-name="TableCell159">
              <text:p text:style-name="P160">Variabili Superglobali</text:p>
            </table:table-cell>
            <table:table-cell table:style-name="TableCell161">
              <text:p text:style-name="P162">Variabili Globali</text:p>
            </table:table-cell>
          </table:table-row>
        </table:table-header-rows>
        <table:table-row table:style-name="TableRow163">
          <table:table-cell table:style-name="TableCell164">
            <text:p text:style-name="P165"><text:span text:style-name="T166">Dichiarazione</text:span></text:p>
          </table:table-cell>
          <table:table-cell table:style-name="TableCell167">
            <text:p text:style-name="P168">Predefinite da PHP, non serve dichiararle.</text:p>
          </table:table-cell>
          <table:table-cell table:style-name="TableCell169">
            <text:p text:style-name="P170">Dichiarate dallo sviluppatore nel codice.</text:p>
          </table:table-cell>
        </table:table-row>
        <table:table-row table:style-name="TableRow171">
          <table:table-cell table:style-name="TableCell172">
            <text:p text:style-name="P173"><text:span text:style-name="T174">Ambito (Scope)</text:span></text:p>
          </table:table-cell>
          <table:table-cell table:style-name="TableCell175">
            <text:p text:style-name="P176">Accessibili ovunque (funzioni, classi, ecc.).</text:p>
          </table:table-cell>
          <table:table-cell table:style-name="TableCell177">
            <text:p text:style-name="P178">Accessibili solo se dichiarate con global.</text:p>
          </table:table-cell>
        </table:table-row>
        <table:table-row table:style-name="TableRow179">
          <table:table-cell table:style-name="TableCell180">
            <text:p text:style-name="P181"><text:span text:style-name="T182">Uso comune</text:span></text:p>
          </table:table-cell>
          <table:table-cell table:style-name="TableCell183">
            <text:p text:style-name="P184">Per input/moduli, gestione di sessioni, dati server.</text:p>
          </table:table-cell>
          <table:table-cell table:style-name="TableCell185">
            <text:p text:style-name="P186">Per variabili condivise in diverse parti del codice.</text:p>
          </table:table-cell>
        </table:table-row>
        <table:table-row table:style-name="TableRow187">
          <table:table-cell table:style-name="TableCell188">
            <text:p text:style-name="P189"><text:span text:style-name="T190">Persistenza dei dati</text:span></text:p>
          </table:table-cell>
          <table:table-cell table:style-name="TableCell191">
            <text:p text:style-name="P192">Dati di richieste HTTP o configurazioni di runtime.</text:p>
          </table:table-cell>
          <table:table-cell table:style-name="TableCell193">
            <text:p text:style-name="P194">Dati specifici definiti nello script.</text:p>
          </table:table-cell>
        </table:table-row>
        <text:soft-page-break/>
        <table:table-row table:style-name="TableRow195">
          <table:table-cell table:style-name="TableCell196">
            <text:p text:style-name="P197"><text:span text:style-name="T198">Tipo</text:span></text:p>
          </table:table-cell>
          <table:table-cell table:style-name="TableCell199">
            <text:p text:style-name="P200">Sempre array associativi.</text:p>
          </table:table-cell>
          <table:table-cell table:style-name="TableCell201">
            <text:p text:style-name="P202">Può essere qualsiasi tipo di variabile.</text:p>
          </table:table-cell>
        </table:table-row>
      </table:table>
      <text:p text:style-name="P203"><text:span text:style-name="T204"><text:line-break/></text:span><text:span text:style-name="T205"><text:line-break/>VAR_DUMP</text:span><text:span text:style-name="T206"><text:line-break/></text:span><text:span text:style-name="T207"><text:line-break/>var_dump è una funzione utilizzata principalmente in<text:s/></text:span><text:span text:style-name="T208">PHP</text:span><text:span text:style-name="T209"><text:s/>(un linguaggio di programmazione per il web) per visualizzare dettagli completi su una variabile. È uno strumento di<text:s/></text:span><text:span text:style-name="T210">debugging</text:span><text:span text:style-name="T211"><text:s/>che mostra:</text:span></text:p>
      <text:list text:style-name="LFO8" text:continue-numbering="true">
        <text:list-item>
          <text:p text:style-name="P212">Tipo di dato della variabile.</text:p>
        </text:list-item>
        <text:list-item>
          <text:p text:style-name="P213">Valore della variabile.</text:p>
        </text:list-item>
        <text:list-item>
          <text:p text:style-name="P214">(Per array e oggetti) Struttura interna, con valori e riferimenti.</text:p>
        </text:list-item>
      </text:list>
      <text:p text:style-name="P215">Funzioni simili si trovano in altri linguaggi di programmazione, con nomi e comportamenti specifici.</text:p>
      <text:p text:style-name="P216">4. Differenze principali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header-rows>
          <table:table-row table:style-name="TableRow222">
            <table:table-cell table:style-name="TableCell223">
              <text:p text:style-name="P224">Funzione</text:p>
            </table:table-cell>
            <table:table-cell table:style-name="TableCell225">
              <text:p text:style-name="P226">Leggibilità</text:p>
            </table:table-cell>
            <table:table-cell table:style-name="TableCell227">
              <text:p text:style-name="P228">Mostra tipi</text:p>
            </table:table-cell>
            <table:table-cell table:style-name="TableCell229">
              <text:p text:style-name="P230">Output copiabile come codice</text:p>
            </table:table-cell>
          </table:table-row>
        </table:table-header-rows>
        <table:table-row table:style-name="TableRow231">
          <table:table-cell table:style-name="TableCell232">
            <text:p text:style-name="P233">var_dump</text:p>
          </table:table-cell>
          <table:table-cell table:style-name="TableCell234">
            <text:p text:style-name="P235">Medio-bassa</text:p>
          </table:table-cell>
          <table:table-cell table:style-name="TableCell236">
            <text:p text:style-name="P237">Sì</text:p>
          </table:table-cell>
          <table:table-cell table:style-name="TableCell238">
            <text:p text:style-name="P239">No</text:p>
          </table:table-cell>
        </table:table-row>
        <table:table-row table:style-name="TableRow240">
          <table:table-cell table:style-name="TableCell241">
            <text:p text:style-name="P242">print_r</text:p>
          </table:table-cell>
          <table:table-cell table:style-name="TableCell243">
            <text:p text:style-name="P244">Alta</text:p>
          </table:table-cell>
          <table:table-cell table:style-name="TableCell245">
            <text:p text:style-name="P246">No</text:p>
          </table:table-cell>
          <table:table-cell table:style-name="TableCell247">
            <text:p text:style-name="P248">No</text:p>
          </table:table-cell>
        </table:table-row>
        <table:table-row table:style-name="TableRow249">
          <table:table-cell table:style-name="TableCell250">
            <text:p text:style-name="P251">var_export</text:p>
          </table:table-cell>
          <table:table-cell table:style-name="TableCell252">
            <text:p text:style-name="P253">Alta</text:p>
          </table:table-cell>
          <table:table-cell table:style-name="TableCell254">
            <text:p text:style-name="P255">No</text:p>
          </table:table-cell>
          <table:table-cell table:style-name="TableCell256">
            <text:p text:style-name="P257">Sì</text:p>
            <text:p text:style-name="P258"/>
            <text:p text:style-name="P259"/>
            <text:p text:style-name="P260"/>
            <text:p text:style-name="P261">Mofidica per git</text:p>
          </table:table-cell>
        </table:table-row>
      </table:table>
      <text:p text:style-name="P262"/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5T13:44:00Z</meta:creation-date>
    <dc:date>2024-11-28T17:19:00Z</dc:date>
    <meta:template xlink:href="Normal.dotm" xlink:type="simple"/>
    <meta:editing-cycles>6</meta:editing-cycles>
    <meta:editing-duration>PT72000S</meta:editing-duration>
    <meta:document-statistic meta:page-count="6" meta:paragraph-count="10" meta:word-count="801" meta:character-count="5362" meta:row-count="38" meta:non-whitespace-character-count="4571"/>
  </office:meta>
</office:document-meta>
</file>